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190907EBBB3E9A3E3FA.jpg" manifest:media-type="image/jpeg"/>
  <manifest:file-entry manifest:full-path="Pictures/10000201000000E1000000E1EC96AF8299D0F339.png" manifest:media-type="image/png"/>
  <manifest:file-entry manifest:full-path="Pictures/10000201000002230000022E0CE49BB6EC02DA72.png" manifest:media-type="image/png"/>
  <manifest:file-entry manifest:full-path="Pictures/10000201000007D0000006CE27724142F53B2D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7.114cm" fo:min-width="1.1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398cm" svg:height="8.186cm" svg:x="10.16cm" svg:y="1.212cm">
          <draw:image xlink:href="Pictures/10000201000007D0000006CE27724142F53B2D3C.png" xlink:type="simple" xlink:show="embed" xlink:actuate="onLoad">
            <text:p/>
          </draw:image>
        </draw:frame>
        <draw:frame draw:style-name="gr1" draw:text-style-name="P1" draw:layer="layout" svg:width="8.715cm" svg:height="8.89cm" svg:x="0.254cm" svg:y="12.11cm">
          <draw:image xlink:href="Pictures/10000201000002230000022E0CE49BB6EC02DA72.png" xlink:type="simple" xlink:show="embed" xlink:actuate="onLoad">
            <text:p/>
          </draw:image>
        </draw:frame>
        <draw:custom-shape draw:style-name="gr2" draw:text-style-name="P1" draw:layer="layout" svg:width="2.286cm" svg:height="10.414cm" svg:x="12.954cm" svg:y="9.6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66cm" svg:height="0.962cm" svg:x="13.32cm" svg:y="14.224cm">
          <draw:text-box>
            <text:p>Gas</text:p>
          </draw:text-box>
        </draw:frame>
        <draw:frame draw:style-name="gr1" draw:text-style-name="P1" draw:layer="layout" svg:width="11.648cm" svg:height="2.329cm" draw:transform="rotate (1.5707963267949) translate (3.302cm 12.174cm)">
          <draw:image xlink:href="Pictures/10000000000007D000000190907EBBB3E9A3E3FA.jpg" xlink:type="simple" xlink:show="embed" xlink:actuate="onLoad">
            <text:p/>
          </draw:image>
        </draw:frame>
        <draw:frame draw:style-name="gr1" draw:text-style-name="P1" draw:layer="layout" svg:width="11.648cm" svg:height="2.329cm" draw:transform="rotate (1.5707963267949) translate (22.86cm 12.174cm)">
          <draw:image xlink:href="Pictures/10000000000007D000000190907EBBB3E9A3E3FA.jpg" xlink:type="simple" xlink:show="embed" xlink:actuate="onLoad">
            <text:p/>
          </draw:image>
        </draw:frame>
        <draw:frame draw:style-name="gr1" draw:text-style-name="P1" draw:layer="layout" svg:width="5.952cm" svg:height="5.952cm" svg:x="20.718cm" svg:y="13.716cm">
          <draw:image xlink:href="Pictures/10000201000000E1000000E1EC96AF8299D0F339.png" xlink:type="simple" xlink:show="embed" xlink:actuate="onLoad">
            <text:p/>
          </draw:image>
        </draw:frame>
        <draw:line draw:style-name="gr4" draw:text-style-name="P3" draw:layer="layout" svg:x1="22.86cm" svg:y1="4.064cm" svg:x2="25.189cm" svg:y2="4.064cm">
          <text:p/>
        </draw:line>
        <draw:line draw:style-name="gr4" draw:text-style-name="P3" draw:layer="layout" svg:x1="22.86cm" svg:y1="5.588cm" svg:x2="25.189cm" svg:y2="5.588cm">
          <text:p/>
        </draw:line>
        <draw:line draw:style-name="gr4" draw:text-style-name="P3" draw:layer="layout" svg:x1="22.86cm" svg:y1="5.334cm" svg:x2="25.189cm" svg:y2="5.334cm">
          <text:p/>
        </draw:line>
        <draw:line draw:style-name="gr4" draw:text-style-name="P3" draw:layer="layout" svg:x1="22.86cm" svg:y1="6.858cm" svg:x2="25.189cm" svg:y2="6.858cm">
          <text:p/>
        </draw:line>
        <draw:line draw:style-name="gr4" draw:text-style-name="P3" draw:layer="layout" svg:x1="22.86cm" svg:y1="7.874cm" svg:x2="25.189cm" svg:y2="7.874cm">
          <text:p/>
        </draw:line>
        <draw:line draw:style-name="gr5" draw:text-style-name="P3" draw:layer="layout" svg:x1="8.969cm" svg:y1="16.256cm" svg:x2="12.7cm" svg:y2="16.256cm">
          <text:p/>
        </draw:line>
        <draw:line draw:style-name="gr5" draw:text-style-name="P3" draw:layer="layout" svg:x1="16.256cm" svg:y1="16.256cm" svg:x2="19.987cm" svg:y2="16.256cm">
          <text:p/>
        </draw:line>
        <draw:frame draw:style-name="gr3" draw:text-style-name="P2" draw:layer="layout" svg:width="1.522cm" svg:height="0.962cm" svg:x="9.906cm" svg:y="15.24cm">
          <draw:text-box>
            <text:p>Luz</text:p>
          </draw:text-box>
        </draw:frame>
        <draw:frame draw:style-name="gr3" draw:text-style-name="P2" draw:layer="layout" svg:width="1.522cm" svg:height="0.962cm" svg:x="17.272cm" svg:y="15.24cm">
          <draw:text-box>
            <text:p>Luz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22:16:17.131720190</meta:creation-date>
    <dc:date>2018-08-20T22:40:50.832915892</dc:date>
    <meta:editing-duration>PT4M8S</meta:editing-duration>
    <meta:editing-cycles>2</meta:editing-cycles>
    <meta:generator>LibreOffice/5.1.6.2$Linux_X86_64 LibreOffice_project/10m0$Build-2</meta:generator>
    <meta:document-statistic meta:object-count="39"/>
  </office:meta>
</office:document-meta>
</file>